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1d61c6" officeooo:paragraph-rsid="001d61c6"/>
    </style:style>
    <style:style style:name="P2" style:family="paragraph" style:parent-style-name="Preformatted_20_Text">
      <style:paragraph-properties fo:line-height="115%"/>
      <style:text-properties style:font-name="DejaVu Serif" fo:font-size="12pt" officeooo:rsid="00105f48" officeooo:paragraph-rsid="00105f48" style:font-name-asian="DejaVu Serif" style:font-size-asian="12pt" style:font-size-complex="12pt"/>
    </style:style>
    <style:style style:name="P3" style:family="paragraph" style:parent-style-name="Preformatted_20_Text">
      <style:paragraph-properties fo:line-height="115%"/>
      <style:text-properties style:font-name="DejaVu Serif" fo:font-size="12pt" officeooo:rsid="00105f48" officeooo:paragraph-rsid="0015d47f" style:font-name-asian="DejaVu Serif" style:font-size-asian="12pt" style:font-size-complex="12pt"/>
    </style:style>
    <style:style style:name="P4" style:family="paragraph" style:parent-style-name="Preformatted_20_Text">
      <style:paragraph-properties fo:line-height="115%"/>
      <style:text-properties style:font-name="DejaVu Serif" fo:font-size="12pt" officeooo:rsid="00105f48" officeooo:paragraph-rsid="00175924" style:font-name-asian="DejaVu Serif" style:font-size-asian="12pt" style:font-size-complex="12pt"/>
    </style:style>
    <style:style style:name="P5" style:family="paragraph" style:parent-style-name="Preformatted_20_Text">
      <style:paragraph-properties fo:line-height="115%"/>
      <style:text-properties style:font-name="DejaVu Serif" fo:font-size="12pt" officeooo:rsid="00105f48" officeooo:paragraph-rsid="001bbf83" style:font-name-asian="DejaVu Serif" style:font-size-asian="12pt" style:font-size-complex="12pt"/>
    </style:style>
    <style:style style:name="P6" style:family="paragraph" style:parent-style-name="Preformatted_20_Text">
      <style:paragraph-properties fo:line-height="115%"/>
      <style:text-properties style:font-name="DejaVu Serif" fo:font-size="12pt" officeooo:rsid="00105f48" officeooo:paragraph-rsid="0021e602" style:font-name-asian="DejaVu Serif" style:font-size-asian="12pt" style:font-size-complex="12pt"/>
    </style:style>
    <style:style style:name="P7" style:family="paragraph" style:parent-style-name="Preformatted_20_Text">
      <style:paragraph-properties fo:line-height="115%"/>
      <style:text-properties style:font-name="DejaVu Serif" fo:font-size="12pt" officeooo:rsid="00105f48" officeooo:paragraph-rsid="0022d833" style:font-name-asian="DejaVu Serif" style:font-size-asian="12pt" style:font-size-complex="12pt"/>
    </style:style>
    <style:style style:name="P8" style:family="paragraph" style:parent-style-name="Preformatted_20_Text">
      <style:paragraph-properties fo:line-height="115%"/>
      <style:text-properties style:font-name="DejaVu Serif" fo:font-size="12pt" officeooo:rsid="00105f48" officeooo:paragraph-rsid="002350e0" style:font-name-asian="DejaVu Serif" style:font-size-asian="12pt" style:font-size-complex="12pt"/>
    </style:style>
    <style:style style:name="P9" style:family="paragraph" style:parent-style-name="Preformatted_20_Text">
      <style:paragraph-properties fo:line-height="115%"/>
      <style:text-properties style:font-name="DejaVu Serif" fo:font-size="12pt" officeooo:rsid="00105f48" officeooo:paragraph-rsid="002421a1" style:font-name-asian="DejaVu Serif" style:font-size-asian="12pt" style:font-size-complex="12pt"/>
    </style:style>
    <style:style style:name="P10" style:family="paragraph" style:parent-style-name="Preformatted_20_Text">
      <style:paragraph-properties fo:line-height="115%"/>
      <style:text-properties style:font-name="DejaVu Serif" fo:font-size="12pt" officeooo:rsid="00105f48" officeooo:paragraph-rsid="0025304a" style:font-name-asian="DejaVu Serif" style:font-size-asian="12pt" style:font-size-complex="12pt"/>
    </style:style>
    <style:style style:name="P11" style:family="paragraph" style:parent-style-name="Preformatted_20_Text">
      <style:paragraph-properties fo:line-height="115%"/>
      <style:text-properties style:font-name="DejaVu Serif" fo:font-size="12pt" fo:font-style="italic" officeooo:rsid="00105f48" officeooo:paragraph-rsid="0015d47f" style:font-name-asian="DejaVu Serif" style:font-size-asian="12pt" style:font-style-asian="italic" style:font-size-complex="12pt" style:font-style-complex="italic"/>
    </style:style>
    <style:style style:name="P12" style:family="paragraph" style:parent-style-name="Preformatted_20_Text">
      <style:paragraph-properties fo:line-height="115%"/>
      <style:text-properties style:font-name="DejaVu Serif" fo:font-size="12pt" fo:font-style="italic" officeooo:rsid="00105f48" officeooo:paragraph-rsid="00175924" style:font-name-asian="DejaVu Serif" style:font-size-asian="12pt" style:font-style-asian="italic" style:font-size-complex="12pt" style:font-style-complex="italic"/>
    </style:style>
    <style:style style:name="P13" style:family="paragraph" style:parent-style-name="Preformatted_20_Text">
      <style:paragraph-properties fo:line-height="115%"/>
      <style:text-properties style:font-name="DejaVu Serif" fo:font-size="12pt" fo:font-style="italic" officeooo:rsid="00105f48" officeooo:paragraph-rsid="00105f48" style:font-name-asian="DejaVu Serif" style:font-size-asian="12pt" style:font-style-asian="italic" style:font-size-complex="12pt" style:font-style-complex="italic"/>
    </style:style>
    <style:style style:name="P14" style:family="paragraph" style:parent-style-name="Preformatted_20_Text">
      <style:paragraph-properties fo:line-height="115%"/>
      <style:text-properties style:font-name="DejaVu Serif" fo:font-size="12pt" fo:font-style="italic" officeooo:rsid="00105f48" officeooo:paragraph-rsid="0012d76c" style:font-name-asian="DejaVu Serif" style:font-size-asian="12pt" style:font-style-asian="italic" style:font-size-complex="12pt" style:font-style-complex="italic"/>
    </style:style>
    <style:style style:name="P15" style:family="paragraph" style:parent-style-name="Preformatted_20_Text">
      <style:paragraph-properties fo:line-height="115%"/>
      <style:text-properties style:font-name="DejaVu Serif" fo:font-size="12pt" fo:font-style="italic" officeooo:rsid="00105f48" officeooo:paragraph-rsid="0012def7" style:font-name-asian="DejaVu Serif" style:font-size-asian="12pt" style:font-style-asian="italic" style:font-size-complex="12pt" style:font-style-complex="italic"/>
    </style:style>
    <style:style style:name="P16" style:family="paragraph" style:parent-style-name="Preformatted_20_Text">
      <style:paragraph-properties fo:line-height="115%"/>
      <style:text-properties style:font-name="DejaVu Serif" fo:font-size="12pt" fo:font-style="italic" officeooo:rsid="00105f48" officeooo:paragraph-rsid="001bbf83" style:font-name-asian="DejaVu Serif" style:font-size-asian="12pt" style:font-style-asian="italic" style:font-size-complex="12pt" style:font-style-complex="italic"/>
    </style:style>
    <style:style style:name="P17" style:family="paragraph" style:parent-style-name="Preformatted_20_Text">
      <style:paragraph-properties fo:line-height="115%"/>
      <style:text-properties style:font-name="DejaVu Serif" fo:font-size="12pt" fo:font-style="italic" officeooo:rsid="00105f48" officeooo:paragraph-rsid="0018e14e" style:font-name-asian="DejaVu Serif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line-height="115%"/>
      <style:text-properties style:font-name="DejaVu Serif" fo:font-size="12pt" officeooo:rsid="00105f48" officeooo:paragraph-rsid="00105f48" style:font-name-asian="DejaVu Serif" style:font-size-asian="12pt" style:font-size-complex="12pt"/>
    </style:style>
    <style:style style:name="P19" style:family="paragraph" style:parent-style-name="Standard">
      <style:paragraph-properties fo:line-height="115%" fo:text-align="center" style:justify-single-word="false" fo:padding="0.0201in" fo:border="0.06pt solid #000000" style:shadow="#808080 0.0693in -0.0693in"/>
      <style:text-properties style:font-name="DejaVu Serif" fo:font-size="12pt" fo:font-weight="bold" officeooo:rsid="00105f48" officeooo:paragraph-rsid="00105f48" style:font-name-asian="DejaVu Serif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5fe2" style:font-style-asian="italic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25c5a9" style:font-size-asian="8pt" style:font-size-complex="8pt"/>
    </style:style>
    <style:style style:name="T5" style:family="text">
      <style:text-properties fo:font-size="8pt" fo:font-style="italic" officeooo:rsid="0025c5a9" style:font-size-asian="8pt" style:font-style-asian="italic" style:font-size-complex="8pt" style:font-style-complex="italic"/>
    </style:style>
    <style:style style:name="T6" style:family="text">
      <style:text-properties fo:font-size="8pt" fo:font-style="normal" officeooo:rsid="0025c5a9" style:font-size-asian="8pt" style:font-style-asian="normal" style:font-size-complex="8pt" style:font-style-complex="normal"/>
    </style:style>
    <style:style style:name="T7" style:family="text">
      <style:text-properties officeooo:rsid="001f5fe2"/>
    </style:style>
    <style:style style:name="T8" style:family="text">
      <style:text-properties fo:font-style="normal" officeooo:rsid="001f5fe2" style:font-style-asian="normal" style:font-style-complex="normal"/>
    </style:style>
    <style:style style:name="T9" style:family="text">
      <style:text-properties fo:font-size="6pt" officeooo:rsid="0021e602" style:font-size-asian="6pt" style:font-name-complex="DejaVu Sans Mono" style:font-size-complex="6pt"/>
    </style:style>
    <style:style style:name="T10" style:family="text">
      <style:text-properties fo:font-size="6pt" officeooo:rsid="0022d833" style:font-size-asian="6pt" style:font-name-complex="DejaVu Sans Mono" style:font-size-complex="6pt"/>
    </style:style>
    <style:style style:name="T11" style:family="text">
      <style:text-properties fo:font-size="6pt" officeooo:rsid="002350e0" style:font-size-asian="6pt" style:font-name-complex="DejaVu Sans Mono" style:font-size-complex="6pt"/>
    </style:style>
    <style:style style:name="T12" style:family="text">
      <style:text-properties fo:font-size="6pt" officeooo:rsid="002421a1" style:font-size-asian="6pt" style:font-name-complex="DejaVu Sans Mono" style:font-size-complex="6pt"/>
    </style:style>
    <style:style style:name="T13" style:family="text">
      <style:text-properties fo:font-size="6pt" officeooo:rsid="0025304a" style:font-size-asian="6pt" style:font-name-complex="DejaVu Sans Mono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Orphée et Eurydice : <text:span text:style-name="T7">Ovide, </text:span><text:span text:style-name="T2">Métamorphoses</text:span><text:span text:style-name="T8">, X, 1-77</text:span></text:p>
      <text:p text:style-name="P18"/>
      <text:p text:style-name="P2"><text:span text:style-name="T9">[10.001]</text:span> <text:s text:c="4"/>Inde per immēnsum | croceō uēlātus amictū <text:s text:c="22"/></text:p>
      <text:p text:style-name="P2"><text:tab/><text:span text:style-name="T1">Il s'en va, franchissant - vêtu de son manteau de safran -</text:span></text:p>
      <text:p text:style-name="P6"><text:span text:style-name="T9">[10.002]</text:span> <text:s text:c="4"/>aethera dīgreditur | Ciconumqu〈e〉 Hymenaeus ad ōrās <text:s text:c="11"/></text:p>
      <text:p text:style-name="P2"><text:tab/><text:span text:style-name="T1">l'immense éther; Hyménée s'approche des rivages des Cicones,</text:span></text:p>
      <text:p text:style-name="P6"><text:span text:style-name="T9">[10.003]</text:span> <text:s text:c="4"/>tendit et Orphēā | nēquīquam uōce uocātur. <text:s text:c="21"/></text:p>
      <text:p text:style-name="P2"><text:tab/><text:span text:style-name="T1">et est inutilement appelé par Orphée qui l'appelle.</text:span></text:p>
      <text:p text:style-name="P7"><text:span text:style-name="T9">[10.00</text:span><text:span text:style-name="T10">4</text:span><text:span text:style-name="T9">]</text:span> <text:s text:c="4"/>Adfuit ille quidem | sed nec sollemnia uerba <text:s text:c="19"/></text:p>
      <text:p text:style-name="P3"><text:tab/><text:span text:style-name="T1">Sans doute le 〚dieu〛 apparut-il à ses côtés, mais ce fut ne pas pour lui</text:span></text:p>
      <text:p text:style-name="P11"><text:tab/>offrir un hymne nuptial,</text:p>
      <text:p text:style-name="P7"><text:span text:style-name="T9">[10.00</text:span><text:span text:style-name="T10">5</text:span><text:span text:style-name="T9">]</text:span> <text:s text:c="4"/>nec laetōs uultūs | nec fēlīx attulit ōmen. <text:s text:c="20"/></text:p>
      <text:p text:style-name="P2"><text:tab/><text:span text:style-name="T1">des mines réjouies ou un heureux présage...</text:span></text:p>
      <text:p text:style-name="P7"><text:span text:style-name="T9">[10.00</text:span><text:span text:style-name="T10">6</text:span><text:span text:style-name="T9">]</text:span> <text:s text:c="4"/>Fax quoque, quam tenuit | lacrimōsō strīdula fūmō <text:s text:c="14"/></text:p>
      <text:p text:style-name="P3"><text:tab/><text:span text:style-name="T1">Même le flambeau qu'il portait produisait une fumée qui provoquait des</text:span></text:p>
      <text:p text:style-name="P11"><text:tab/>larmes, crépitait</text:p>
      <text:p text:style-name="P7"><text:span text:style-name="T9">[10.00</text:span><text:span text:style-name="T10">7</text:span><text:span text:style-name="T9">]</text:span> <text:s text:c="4"/>ūsque fuit nūllōsqu〈e〉 | inuēnit mōtibus ignēs. <text:s text:c="13"/></text:p>
      <text:p text:style-name="P2"><text:tab/> <text:span text:style-name="T1">sans cesse, et, bien qu'agité, ne produisait aucune flamme.</text:span></text:p>
      <text:p text:style-name="P7"><text:span text:style-name="T9">[10.00</text:span><text:span text:style-name="T10">8</text:span><text:span text:style-name="T9">]</text:span> <text:s text:c="4"/>Exitus auspiciō grauior | : nam nūpta per herbās <text:s text:c="15"/></text:p>
      <text:p text:style-name="P3"><text:tab/><text:span text:style-name="T1">La suite fut plus accablante que cet augure : en effet, alors que la jeune</text:span></text:p>
      <text:p text:style-name="P11"><text:tab/>épouse</text:p>
      <text:p text:style-name="P7"><text:span text:style-name="T9">[10.00</text:span><text:span text:style-name="T10">9</text:span><text:span text:style-name="T9">]</text:span> <text:s text:c="4"/>dum noua Nāiadum | turbā comitāta uagātur, <text:s text:c="21"/></text:p>
      <text:p text:style-name="P2"><text:tab/><text:span text:style-name="T1">vagabonde sur l'herbe, entourée d'une foule de Naïades,</text:span></text:p>
      <text:p text:style-name="P7"><text:span text:style-name="T9">[10.0</text:span><text:span text:style-name="T10">10</text:span><text:span text:style-name="T9">]</text:span> <text:s text:c="4"/>occidit in tālum | serpentis dente receptō. <text:s text:c="20"/></text:p>
      <text:p text:style-name="P2"><text:tab/><text:span text:style-name="T1">elle meurt d'une morsure au talon infligée par la dent d'un serpent.</text:span></text:p>
      <text:p text:style-name="P7"><text:span text:style-name="T9">[10.0</text:span><text:span text:style-name="T10">11</text:span><text:span text:style-name="T9">]</text:span> <text:s text:c="4"/>Quam satis ad superās | postquam Rhodopēius aurās <text:s text:c="14"/></text:p>
      <text:p text:style-name="P3"><text:tab/><text:span text:style-name="T1">Quand le chantre du mont Rhodope l'eut suffisament pleurée auprès des</text:span></text:p>
      <text:p text:style-name="P11"><text:tab/>hauteurs célestes</text:p>
      <text:p text:style-name="P7"><text:span text:style-name="T9">[10.0</text:span><text:span text:style-name="T10">12</text:span><text:span text:style-name="T9">]</text:span> <text:s text:c="4"/>dēflēuit uātēs | nē nōn temptāret et umbrās, <text:s text:c="19"/></text:p>
      <text:p text:style-name="P2"><text:tab/><text:span text:style-name="T1">pour ne pas ne pas essayer d'implorer également les ombres,</text:span></text:p>
      <text:p text:style-name="P8"><text:span text:style-name="T9">[10.0</text:span><text:span text:style-name="T11">13</text:span><text:span text:style-name="T9">]</text:span> <text:s text:c="4"/>ad Styga Taenariā | ⟪e⟫st ausus dēscendere portā; <text:s text:c="14"/></text:p>
      <text:p text:style-name="P2"><text:tab/><text:span text:style-name="T1">il se dirigea vers le Styx par le Ténare où il osa descendre par cette porte,</text:span></text:p>
      <text:p text:style-name="P8"><text:span text:style-name="T9">[10.0</text:span><text:span text:style-name="T11">14</text:span><text:span text:style-name="T9">]</text:span> <text:s text:c="4"/>perque leuēs populōs | simulācraque fūncta sepulcrō <text:s text:c="12"/></text:p>
      <text:p text:style-name="P3"><text:tab/><text:span text:style-name="T1">et, passant parmi une foule d'êtres sans consistance et de fantômes s'étant</text:span></text:p>
      <text:p text:style-name="P11"><text:tab/>acquitté 〚des devoirs〛 de la sépulture,</text:p>
      <text:p text:style-name="P8"><text:span text:style-name="T9">[10.0</text:span><text:span text:style-name="T11">15</text:span><text:span text:style-name="T9">]</text:span> <text:s text:c="4"/>Persephonēn adiit | inamoenaque rēgna tenentem <text:s text:c="17"/></text:p>
      <text:p text:style-name="P3"><text:tab/><text:span text:style-name="T1">il arriva auprès de Perséphone et de celui qui règne sur les répugnants</text:span></text:p>
      <text:p text:style-name="P3"><text:span text:style-name="T1"><text:tab/>royaumes,</text:span> </text:p>
      <text:p text:style-name="P8"><text:span text:style-name="T9"/></text:p>
      <text:p text:style-name="P8"><text:span text:style-name="T9"/></text:p>
      <text:p text:style-name="P8"><text:soft-page-break/><text:span text:style-name="T9">[10.0</text:span><text:span text:style-name="T11">16</text:span><text:span text:style-name="T9">]</text:span> <text:s text:c="4"/>umbrārum dominum. | Pulsīsqu〈e〉 ad carmina neruīs <text:s text:c="13"/></text:p>
      <text:p text:style-name="P3"><text:tab/><text:span text:style-name="T1">auprès du maître des ombres. Frappant les cordes de sa lyre pour</text:span></text:p>
      <text:p text:style-name="P11"><text:tab/>accompagner son chant,</text:p>
      <text:p text:style-name="P8"><text:span text:style-name="T9">[10.0</text:span><text:span text:style-name="T11">17</text:span><text:span text:style-name="T9">]</text:span> <text:s text:c="4"/>sīc ait: «Ō positī | sub terrā nūmina mundī, <text:s text:c="19"/></text:p>
      <text:p text:style-name="P2"><text:tab/><text:span text:style-name="T1">il s'exprima ainsi : «Ô puissances de ce monde situé sous terre,</text:span></text:p>
      <text:p text:style-name="P8"><text:span text:style-name="T9">[10.0</text:span><text:span text:style-name="T11">18</text:span><text:span text:style-name="T9">]</text:span> <text:s text:c="4"/>in quem reccidimus, | quidquid mortāle creāmur, <text:s text:c="16"/></text:p>
      <text:p text:style-name="P4"><text:tab/>d<text:span text:style-name="T1">ans lequel nous reviendrons tomber, quelle que soit la manière dont nous,</text:span></text:p>
      <text:p text:style-name="P12"><text:tab/>les mortels, sommes créés !</text:p>
      <text:p text:style-name="P8"><text:span text:style-name="T9">[10.0</text:span><text:span text:style-name="T11">19</text:span><text:span text:style-name="T9">]</text:span> <text:s text:c="4"/>sī licet et falsī positīs | ambāgibus ōris <text:s text:c="21"/></text:p>
      <text:p text:style-name="P12"><text:tab/>Si cela est possible et si, une fois abandonnées les paroles évasives d'une</text:p>
      <text:p text:style-name="P12"><text:tab/>bouche trompeuse,</text:p>
      <text:p text:style-name="P8"><text:span text:style-name="T9">[10.0</text:span><text:span text:style-name="T11">20</text:span><text:span text:style-name="T9">]</text:span> <text:s text:c="4"/>uēra loquī sinitis, | nōn hūc, ut opāca uidērem <text:s text:c="16"/></text:p>
      <text:p text:style-name="P12"><text:tab/>Vous m'autorisez à parler vrai : Non, je ne suis pas descendu jusqu'ici afin</text:p>
      <text:p text:style-name="P12"><text:tab/>de voir</text:p>
      <text:p text:style-name="P8"><text:span text:style-name="T9">[10.0</text:span><text:span text:style-name="T11">21</text:span><text:span text:style-name="T9">]</text:span> <text:s text:c="4"/>Tartara, dēscendī, | nec utī uillōsa colubrīs <text:s text:c="18"/></text:p>
      <text:p text:style-name="P12"><text:tab/>le sombre Tartare ni afin de garrotter les trois gueules hérissées de</text:p>
      <text:p text:style-name="P12"><text:tab/>serpents</text:p>
      <text:p text:style-name="P8"><text:span text:style-name="T9">[10.0</text:span><text:span text:style-name="T11">22</text:span><text:span text:style-name="T9">]</text:span> <text:s text:c="4"/>terna Medūsaeī | uincīrem guttura mōnstrī: <text:s text:c="21"/></text:p>
      <text:p text:style-name="P13"><text:tab/>du fils de Méduse, ce prodige.</text:p>
      <text:p text:style-name="P8"><text:span text:style-name="T9">[10.0</text:span><text:span text:style-name="T11">23</text:span><text:span text:style-name="T9">]</text:span> <text:s text:c="4"/>causa uiae ⟪e⟫st coniūnx | in quam calcāta uenēnum <text:s text:c="13"/></text:p>
      <text:p text:style-name="P12"><text:tab/>La raison de ce voyage tient à mon épouse dans laquelle une vipère, sur </text:p>
      <text:p text:style-name="P12"><text:tab/>laquelle elle avait marché,</text:p>
      <text:p text:style-name="P8"><text:span text:style-name="T9">[10.0</text:span><text:span text:style-name="T11">24</text:span><text:span text:style-name="T9">]</text:span> <text:s text:c="4"/>uīpera diffūdit | crēscentēsqu〈e〉 abstulit annōs. <text:s text:c="13"/></text:p>
      <text:p text:style-name="P13"><text:tab/>répandit son venin et lui ravit la fleur de l'âge.</text:p>
      <text:p text:style-name="P8"><text:span text:style-name="T9">[10.0</text:span><text:span text:style-name="T11">25</text:span><text:span text:style-name="T9">]</text:span> <text:s text:c="4"/>Posse patī uoluī | nec mē temptāsse negābō: <text:s text:c="20"/></text:p>
      <text:p text:style-name="P13"><text:tab/>J'ai voulu pouvoir le supporter et je ne dirai pas, non, que je n'ai pas <text:tab/>essayé...</text:p>
      <text:p text:style-name="P8"><text:span text:style-name="T9">[10.0</text:span><text:span text:style-name="T11">26</text:span><text:span text:style-name="T9">]</text:span> <text:s text:c="4"/>uīcit Amor. | Superā deus hic | bene nōtus in ōrā ⟪e⟫st, <text:s text:c="9"/></text:p>
      <text:p text:style-name="P13"><text:tab/>L'Amour a vaincu. Ce dieu est bien connu du pays d'en haut :</text:p>
      <text:p text:style-name="P8"><text:span text:style-name="T9">[10.0</text:span><text:span text:style-name="T11">27</text:span><text:span text:style-name="T9">]</text:span> <text:s text:c="4"/>an sit et hīc, | dubitō. | Sed et hīc tamen auguror esse; <text:s text:c="6"/></text:p>
      <text:p text:style-name="P12"><text:tab/>l'est-il aussi ici ? Je ne sais. Mais, ici aussi, cependant, je pressens qu'il </text:p>
      <text:p text:style-name="P12"><text:tab/>l'est,</text:p>
      <text:p text:style-name="P8"><text:span text:style-name="T9">[10.0</text:span><text:span text:style-name="T11">28</text:span><text:span text:style-name="T9">]</text:span> <text:s text:c="4"/>fāmaque sī ueteris | nōn est mentīta rapīnae, <text:s text:c="18"/></text:p>
      <text:p text:style-name="P13"><text:tab/>et si ce qui se dit d'un ancien rapt n'est pas mensonger,</text:p>
      <text:p text:style-name="P8"><text:span text:style-name="T9">[10.0</text:span><text:span text:style-name="T11">29</text:span><text:span text:style-name="T9">]</text:span> <text:s text:c="4"/>Vōs quoque iūnxit Amor. | Per eg〈o〉 haec loca plēna timōris, <text:s/></text:p>
      <text:p text:style-name="P13"><text:tab/>Vous même, vous avez été unis par l'Amour ! Quant à moi, au nom de ces <text:tab/>lieux pleins d'effroi,</text:p>
      <text:p text:style-name="P8"><text:span text:style-name="T9">[10.0</text:span><text:span text:style-name="T11">30</text:span><text:span text:style-name="T9">]</text:span> <text:s text:c="4"/>per Chaos hoc⃜ ingēns | uāstīque silentia rēgnī, <text:s text:c="16"/></text:p>
      <text:p text:style-name="P13"><text:tab/>au nom de l'immense Chaos que voici et des silences de ce vaste royaume,</text:p>
      <text:p text:style-name="P8"><text:span text:style-name="T9"/></text:p>
      <text:p text:style-name="P8"><text:soft-page-break/><text:span text:style-name="T9">[10.0</text:span><text:span text:style-name="T11">30</text:span><text:span text:style-name="T9">]</text:span> <text:s text:c="4"/>Eurydicēs | ōrō | properāta retexite Fāta. <text:s text:c="21"/><text:tab/></text:p>
      <text:p text:style-name="P5"><text:tab/><text:span text:style-name="T1">d'Eurydice, je vous en prie, détissez le fil de la mort prématurée !</text:span></text:p>
      <text:p text:style-name="P8"><text:span text:style-name="T9">[10.0</text:span><text:span text:style-name="T11">32</text:span><text:span text:style-name="T9">]</text:span> <text:s text:c="4"/>Omnia dēbemur uōbīs | paulumque morātī <text:s text:c="21"/></text:p>
      <text:p text:style-name="P13"><text:tab/>Il n'est rien que nous ne vous devions et, après une courte pause,</text:p>
      <text:p text:style-name="P8"><text:span text:style-name="T9">[10.0</text:span><text:span text:style-name="T11">33</text:span><text:span text:style-name="T9">]</text:span> <text:s text:c="4"/>sērius aut citius | sēdem properāmus ad ūnam. <text:s text:c="14"/></text:p>
      <text:p text:style-name="P12"><text:tab/>plus ou moins lentement, plus ou moins rapidement, nous nous hâtons vers </text:p>
      <text:p text:style-name="P12"><text:tab/>ce lieu unique.</text:p>
      <text:p text:style-name="P8"><text:span text:style-name="T9">[10.0</text:span><text:span text:style-name="T11">34</text:span><text:span text:style-name="T9">]</text:span> <text:s text:c="4"/>Tendimus hūc omnēs, | haec est domus ultima, uōsque <text:s text:c="8"/></text:p>
      <text:p text:style-name="P12"><text:tab/>Nous tendons tous à nous y rendre, telle est notre dernière demeure - et </text:p>
      <text:p text:style-name="P12"><text:tab/>c'est Vous,</text:p>
      <text:p text:style-name="P8"><text:span text:style-name="T9">[10.0</text:span><text:span text:style-name="T11">35</text:span><text:span text:style-name="T9">]</text:span> <text:s text:c="4"/>hūmānī generis | longissima regna tenētis. <text:s text:c="17"/></text:p>
      <text:p text:style-name="P13"><text:tab/>qui sur le genre humain régnez le plus longtemps.</text:p>
      <text:p text:style-name="P8"><text:span text:style-name="T9">[10.0</text:span><text:span text:style-name="T11">36</text:span><text:span text:style-name="T9">]</text:span> <text:s text:c="4"/>Haec quoque cum iūstōs | mātūra perēgerit annōs, <text:s text:c="11"/></text:p>
      <text:p text:style-name="P12"><text:tab/>Celle-ci aussi, une fois que, suffisamment avancée en âge, elle aura vécu le </text:p>
      <text:p text:style-name="P12"><text:tab/>nombre complet d'années qu'elle est en droit de 〚vivre〛,</text:p>
      <text:p text:style-name="P8"><text:span text:style-name="T9">[10.0</text:span><text:span text:style-name="T11">37</text:span><text:span text:style-name="T9">]</text:span> <text:s text:c="4"/>iūris erit uestrī : | prō mūnere poscimus ūsum. <text:s text:c="12"/></text:p>
      <text:p text:style-name="P12"><text:tab/>elle sera sous votre autorité; plutôt qu'un don, nous vous pressons de </text:p>
      <text:p text:style-name="P12"><text:tab/>〚nous accorder〛 un usage.</text:p>
      <text:p text:style-name="P8"><text:span text:style-name="T9">[10.0</text:span><text:span text:style-name="T11">38</text:span><text:span text:style-name="T9">]</text:span> <text:s text:c="4"/>Quod sī Fāta negant | ueniam prō coniuge, certum ⟪e⟫st <text:s text:c="7"/></text:p>
      <text:p text:style-name="P12"><text:tab/>C'est pourquoi, si les Destins refusent d'accorder cette faveur pour mon </text:p>
      <text:p text:style-name="P12"><text:tab/>épouse, je suis déterminé</text:p>
      <text:p text:style-name="P8"><text:span text:style-name="T9">[10.0</text:span><text:span text:style-name="T11">39</text:span><text:span text:style-name="T9">]</text:span> <text:s text:c="4"/>nōlle redīre mihī | lētō gaudēte duōrum.» <text:s text:c="18"/></text:p>
      <text:p text:style-name="P12"><text:tab/>à ne pas retourner sur mes pas : réjouissez-vous de notre trépas à tous </text:p>
      <text:p text:style-name="P12"><text:tab/>deux.</text:p>
      <text:p text:style-name="P8"><text:span text:style-name="T9">[10.0</text:span><text:span text:style-name="T11">40</text:span><text:span text:style-name="T9">]</text:span> <text:s text:c="4"/>Tālia dīcentem | neruōsqu〈e〉 ad uerba mouentem <text:s text:c="12"/></text:p>
      <text:p text:style-name="P12"><text:tab/>Telles étaient les paroles qu'il prononçait, jouant des cordes de sa lyre pour </text:p>
      <text:p text:style-name="P12"><text:tab/>produire ce discours.</text:p>
      <text:p text:style-name="P8"><text:span text:style-name="T9">[10.0</text:span><text:span text:style-name="T11">41</text:span><text:span text:style-name="T9">]</text:span> <text:s text:c="4"/>exsanguēs flēbant animae | nec Tantalus undam <text:s text:c="14"/></text:p>
      <text:p text:style-name="P14"><text:tab/>Les âmes privées de vie le pleuraient, Tantale</text:p>
      <text:p text:style-name="P8"><text:span text:style-name="T9">[10.0</text:span><text:span text:style-name="T11">42</text:span><text:span text:style-name="T9">]</text:span> <text:s text:c="4"/>captāuit refugam | stupuitqu〈e〉 Ixīonis orbis, <text:s text:c="12"/></text:p>
      <text:p text:style-name="P12"><text:tab/>ne chercha plus à attraper l'onde fuyante, la roue d'Ixion demeura </text:p>
      <text:p text:style-name="P12"><text:tab/>interdite,</text:p>
      <text:p text:style-name="P8"><text:span text:style-name="T9">[10.0</text:span><text:span text:style-name="T11">43</text:span><text:span text:style-name="T9">]</text:span> <text:s text:c="4"/>nec carpsēre iecur uolucrēs | urnīsque uacārunt <text:s text:c="12"/></text:p>
      <text:p text:style-name="P12"><text:tab/>les oiseaux n'arrachèrent plus de foie, les petites-filles de Bélos laissèrent </text:p>
      <text:p text:style-name="P12"><text:tab/>vides leurs urnes,</text:p>
      <text:p text:style-name="P8"><text:span text:style-name="T9">[10.0</text:span><text:span text:style-name="T11">44</text:span><text:span text:style-name="T9">]</text:span> <text:s text:c="4"/>Bēlides, | inque tuō sēdistī, | Sīsyphe, saxō. <text:s text:c="17"/></text:p>
      <text:p text:style-name="P14"><text:tab/>et tu t'assis, ô Sisyphe, sur ta pierre...</text:p>
      <text:p text:style-name="P8"><text:span text:style-name="T9">[10.0</text:span><text:span text:style-name="T11">45</text:span><text:span text:style-name="T9">]</text:span> <text:s text:c="4"/>Tunc prīmum lacrimīs uictārum | carmine fāma ⟪e⟫st <text:s text:c="9"/></text:p>
      <text:p text:style-name="P14"><text:tab/>Alors pour la première fois, il est dit que, vaincues par ce chant,</text:p>
      <text:p text:style-name="P8"><text:span text:style-name="T9"/></text:p>
      <text:p text:style-name="P8"><text:soft-page-break/><text:span text:style-name="T9">[10.0</text:span><text:span text:style-name="T11">46</text:span><text:span text:style-name="T9">]</text:span> <text:s text:c="4"/>Eumenidum maduisse genās; | nec rēgia coniūnx <text:s text:c="14"/></text:p>
      <text:p text:style-name="P12"><text:tab/>les Euménides inondèrent leurs joues sous leurs larmes. Ni l'épouse du </text:p>
      <text:p text:style-name="P12"><text:tab/>souverain,</text:p>
      <text:p text:style-name="P8"><text:span text:style-name="T9">[10.0</text:span><text:span text:style-name="T11">47</text:span><text:span text:style-name="T9">]</text:span> <text:s text:c="4"/>sustinet ōrantī | nec quī regit īma negāre <text:s/>: <text:s text:c="11"/></text:p>
      <text:p text:style-name="P12"><text:tab/>ni le souverain des profondeurs souterraines ne peuvent refuser d'accéder </text:p>
      <text:p text:style-name="P12"><text:tab/>〚à la demande du〛 suppliant</text:p>
      <text:p text:style-name="P8"><text:span text:style-name="T9">[10.0</text:span><text:span text:style-name="T11">48</text:span><text:span text:style-name="T9">]</text:span> <text:s text:c="4"/>Eurydicēnque uocant. | Umbrās erat illa recentēs <text:s text:c="11"/></text:p>
      <text:p text:style-name="P12"><text:tab/>et ils appellent Eurydice. Elle était là, parmi les ombres récemment </text:p>
      <text:p text:style-name="P12"><text:tab/>arrivées</text:p>
      <text:p text:style-name="P8"><text:span text:style-name="T9">[10.0</text:span><text:span text:style-name="T11">49</text:span><text:span text:style-name="T9">]</text:span> <text:s text:c="4"/>inter et incessit | passū dē uulnere tardō. <text:s text:c="16"/></text:p>
      <text:p text:style-name="P14"><text:tab/>et s'avança d'un pas lent, à cause de sa blessure.</text:p>
      <text:p text:style-name="P8"><text:span text:style-name="T9">[10.0</text:span><text:span text:style-name="T11">50</text:span><text:span text:style-name="T9">]</text:span> <text:s text:c="4"/>Hanc simul et lēgem | Rhodopēius accipit hērōs, <text:s text:c="12"/></text:p>
      <text:p text:style-name="P15"><text:tab/>Le héros Rhodopéen la recueille tout en acceptant cette condition :</text:p>
      <text:p text:style-name="P8"><text:span text:style-name="T9">[10.0</text:span><text:span text:style-name="T11">51</text:span><text:span text:style-name="T9">]</text:span> <text:s text:c="4"/>nē flectat retrō | sua lūmina | dōnec Auernās <text:s text:c="14"/></text:p>
      <text:p text:style-name="P16"><text:tab/>qu'il ne porte pas son regard sur ce qui est derrière lui tant que de</text:p>
      <text:p text:style-name="P16"><text:tab/>l'Averne</text:p>
      <text:p text:style-name="P8"><text:span text:style-name="T9">[10.0</text:span><text:span text:style-name="T11">52</text:span><text:span text:style-name="T9">]</text:span> <text:s text:c="4"/>exierit uallēs: | aut irrita dōna futūra. <text:s text:c="18"/></text:p>
      <text:p text:style-name="P12"><text:tab/>elle n'aura pas quitté les profondeurs - sans quoi la grâce sera nulle et non </text:p>
      <text:p text:style-name="P12"><text:tab/>advenue.</text:p>
      <text:p text:style-name="P8"><text:span text:style-name="T9">[10.0</text:span><text:span text:style-name="T11">53</text:span><text:span text:style-name="T9">]</text:span> <text:s text:c="4"/>Carpitur acclīuis | per mūta silentia trāmes, <text:s text:c="14"/></text:p>
      <text:p text:style-name="P15"><text:tab/>Ils montent par un chemin qui les mène à travers les silences muets,</text:p>
      <text:p text:style-name="P8"><text:span text:style-name="T9">[10.0</text:span><text:span text:style-name="T11">54</text:span><text:span text:style-name="T9">]</text:span> <text:s text:c="4"/>arduus, obscūrus | cālīgine dēnsus opācā. <text:s text:c="22"/></text:p>
      <text:p text:style-name="P15"><text:tab/>chemin difficile, obscure, plein de sombres ténèbres.</text:p>
      <text:p text:style-name="P8"><text:span text:style-name="T9">[10.0</text:span><text:span text:style-name="T11">55</text:span><text:span text:style-name="T9">]</text:span> <text:s text:c="4"/>Nec procul āfuerant | tellūris margine summae: <text:s text:c="17"/></text:p>
      <text:p text:style-name="P15"><text:tab/>Ils n'étaient pas loin du bord de la surface de la terre :</text:p>
      <text:p text:style-name="P8"><text:span text:style-name="T9">[10.0</text:span><text:span text:style-name="T11">56</text:span><text:span text:style-name="T9">]</text:span> <text:s text:c="4"/>hīc nē dēficeret metuēns | auidusque uidendī <text:s text:c="19"/></text:p>
      <text:p text:style-name="P15"><text:tab/>là, craignant qu'elle ne perdît courage et désireux de la voir,</text:p>
      <text:p text:style-name="P8"><text:span text:style-name="T9">[10.0</text:span><text:span text:style-name="T11">57</text:span><text:span text:style-name="T9">]</text:span> <text:s text:c="4"/>flexit amāns oculōs; | et prōtinus illa relāps⟪a⟫ est, <text:s text:c="9"/></text:p>
      <text:p text:style-name="P12"><text:tab/>il se retourna, posa amoureusement ses yeux 〚sur elle〛... et aussitôt celle-</text:p>
      <text:p text:style-name="P12"><text:tab/>ci fut entraînée en arrière :</text:p>
      <text:p text:style-name="P8"><text:span text:style-name="T9">[10.0</text:span><text:span text:style-name="T11">58</text:span><text:span text:style-name="T9">]</text:span> <text:s text:c="4"/>bracchiaqu〈e〉 intendēns | prēndīqu〈e〉 et prēndere certāns… <text:s/></text:p>
      <text:p text:style-name="P15"><text:tab/>et, tendant ses bras et cherchant à étreindre ainsi qu'à être étreinte</text:p>
      <text:p text:style-name="P8"><text:span text:style-name="T9">[10.0</text:span><text:span text:style-name="T11">59</text:span><text:span text:style-name="T9">]</text:span> <text:s text:c="4"/>nīl nisi cēdentēs | īnfēlīx arripit aurās. <text:s text:c="21"/></text:p>
      <text:p text:style-name="P15"><text:tab/>la malheureuse n'attrape rien si ce n'est l'air fuyant.</text:p>
      <text:p text:style-name="P8"><text:span text:style-name="T9">[10.0</text:span><text:span text:style-name="T11">60</text:span><text:span text:style-name="T9">]</text:span> <text:s text:c="4"/>Iamqu〈e〉 iterum moriēns | nōn est dē coniuge quicquam <text:s text:c="8"/></text:p>
      <text:p text:style-name="P15"><text:tab/>Alors, mourant une nouvelle fois, elle ne se plaignit nullement</text:p>
      <text:p text:style-name="P8"><text:span text:style-name="T9">[10.0</text:span><text:span text:style-name="T11">61</text:span><text:span text:style-name="T9">]</text:span> <text:s text:c="4"/>questa suō: | quid enim | nisi sē quererētur amātam ? <text:s text:c="12"/></text:p>
      <text:p text:style-name="P12"><text:tab/>de son époux : de quoi en effet aurait-elle pu se plaindre si ce n'est d'avoir </text:p>
      <text:p text:style-name="P12"><text:tab/>été aimée ?</text:p>
      <text:p text:style-name="P9"><text:span text:style-name="T9"/></text:p>
      <text:p text:style-name="P9"><text:soft-page-break/><text:span text:style-name="T9">[10.0</text:span><text:span text:style-name="T12">62</text:span><text:span text:style-name="T9">]</text:span> <text:s text:c="4"/>Suprēmumque «Valē» | quod iam uīx auribus ille <text:s text:c="17"/></text:p>
      <text:p text:style-name="P15"><text:tab/>Et son dernier «Adieu», qui déjà parvint à peine aux oreilles d'〚Orphée〛,</text:p>
      <text:p text:style-name="P9"><text:span text:style-name="T9">[10.0</text:span><text:span text:style-name="T12">63</text:span><text:span text:style-name="T9">]</text:span> <text:s text:c="4"/>acciperet, | dīxit | reuolūtaque rūrsus eōdem ⟪e⟫st. <text:s text:c="13"/></text:p>
      <text:p text:style-name="P15"><text:tab/>une fois prononçé, elle fut ramenée en arrière au même endroit.</text:p>
      <text:p text:style-name="P9"><text:span text:style-name="T9">[10.0</text:span><text:span text:style-name="T12">64</text:span><text:span text:style-name="T9">]</text:span> <text:s text:c="4"/>Nōn aliter stupuit | geminā nece coniugis Orpheus, <text:s text:c="15"/></text:p>
      <text:p text:style-name="P12"><text:tab/>Orphée, accablé par le double meurtre de son épouse, ne demeura pas </text:p>
      <text:p text:style-name="P12"><text:tab/>moins interdit</text:p>
      <text:p text:style-name="P9"><text:span text:style-name="T9">[10.0</text:span><text:span text:style-name="T12">65</text:span><text:span text:style-name="T9">]</text:span> <text:s text:c="4"/>quam tria quī timidus, | mediō portante catēnās, <text:s text:c="17"/></text:p>
      <text:p text:style-name="P12"><text:tab/>que celui qui vit, effrayé, les trois cous - celui du milieu entravé par des </text:p>
      <text:p text:style-name="P12"><text:tab/>chaînes -</text:p>
      <text:p text:style-name="P10"><text:span text:style-name="T9">[10.0</text:span><text:span text:style-name="T13">66</text:span><text:span text:style-name="T9">]</text:span> <text:s text:c="4"/>colla Canis uīdit, | quem nōn pauor ante relīquit, <text:s text:c="15"/></text:p>
      <text:p text:style-name="P15"><text:tab/>du Chien, lui dont l'épouvante ne disparut pas </text:p>
      <text:p text:style-name="P10"><text:span text:style-name="T9">[10.0</text:span><text:span text:style-name="T13">67</text:span><text:span text:style-name="T9">]</text:span> <text:s text:c="4"/>quam nātūra prior, | saxō per corpus obortō; <text:s text:c="23"/></text:p>
      <text:p text:style-name="P12"><text:tab/>avant que ne disparaisse sa nature première, quand une pierre eut poussé </text:p>
      <text:p text:style-name="P12"><text:tab/>au travers de son corps;</text:p>
      <text:p text:style-name="P10"><text:span text:style-name="T9">[10.0</text:span><text:span text:style-name="T13">68</text:span><text:span text:style-name="T9">]</text:span> <text:s text:c="4"/>quīque in sē crīmen trāxit | uoluitque uidērī <text:s text:c="22"/></text:p>
      <text:p text:style-name="P15"><text:tab/>tel aussi celui qui se chargea d'un crime, cet Olenos qui voulut qu'on crût</text:p>
      <text:p text:style-name="P10"><text:span text:style-name="T9">[10.0</text:span><text:span text:style-name="T13">69</text:span><text:span text:style-name="T9">]</text:span> <text:s text:c="4"/>Ōlenos esse nocēns, | tūqu〈e〉, ō cōnfīsa figūrae, <text:s text:c="16"/></text:p>
      <text:p text:style-name="P15"><text:tab/>que c'était lui le coupable, telle aussi, ô toi, si confiante en cette beauté</text:p>
      <text:p text:style-name="P10"><text:span text:style-name="T9">[10.0</text:span><text:span text:style-name="T13">70</text:span><text:span text:style-name="T9">]</text:span> <text:s text:c="4"/>īnfēlīx Lēthaea, | tuae, | iūnctissima quondam <text:s text:c="16"/></text:p>
      <text:p text:style-name="P15"><text:tab/>malheureuse Lethaea, qui était tienne ! Ô coeurs jadis très étroitements <text:tab/></text:p>
      <text:p text:style-name="P10"><text:span text:style-name="T9">[10.0</text:span><text:span text:style-name="T13">71</text:span><text:span text:style-name="T9">]</text:span> <text:s text:c="4"/>pectora, nunc lapidēs, | quōs ūmida sustinet Īdē. <text:s text:c="18"/></text:p>
      <text:p text:style-name="P15"><text:tab/>unis, aujourd'hui pierres posées sur l'humide 〚mont〛 Ida.</text:p>
      <text:p text:style-name="P10"><text:span text:style-name="T9">[10.0</text:span><text:span text:style-name="T13">72</text:span><text:span text:style-name="T9">]</text:span> <text:s text:c="4"/>Ōrantem frūstrāqu〈e〉 | iterum trānsīre uolentem <text:s text:c="10"/></text:p>
      <text:p text:style-name="P15"><text:tab/>Ses prières restèrent vaines : bien qu'il voulut de nouveau passer,</text:p>
      <text:p text:style-name="P10"><text:span text:style-name="T9">[10.0</text:span><text:span text:style-name="T13">73</text:span><text:span text:style-name="T9">]</text:span> <text:s text:c="4"/>portitor arcuerat. | Septem tamen ille diēbus <text:s text:c="14"/></text:p>
      <text:p text:style-name="P15"><text:tab/>le nocher le refoula. Cependant, sept jours durant, il resta,</text:p>
      <text:p text:style-name="P10"><text:span text:style-name="T9">[10.0</text:span><text:span text:style-name="T13">74</text:span><text:span text:style-name="T9">]</text:span> <text:s text:c="4"/>squālidus in rīpā | Cereris sine mūnere sēdit: <text:s text:c="13"/></text:p>
      <text:p text:style-name="P15"><text:tab/>sale, assis sur la berge, sans recourir au don de Cérès.</text:p>
      <text:p text:style-name="P10"><text:span text:style-name="T9">[10.0</text:span><text:span text:style-name="T13">75</text:span><text:span text:style-name="T9">]</text:span> <text:s text:c="4"/>cūra dolorqu〈e〉 animī | lacrimaequ〈e〉 alimenta fuēre. <text:s text:c="2"/></text:p>
      <text:p text:style-name="P17"><text:tab/>Son chagrin et la douleur de son âme, ses larmes encore, lui tenaient lieu </text:p>
      <text:p text:style-name="P17"><text:tab/>de nourriture</text:p>
      <text:p text:style-name="P10"><text:span text:style-name="T9">[10.0</text:span><text:span text:style-name="T13">76</text:span><text:span text:style-name="T9">]</text:span> <text:s text:c="4"/>Esse deōs Erebī | crūdēlēs questus, in altam <text:s text:c="15"/></text:p>
      <text:p text:style-name="P15"><text:tab/>Gémissant sur la cruauté des dieux de l'Erèbe, il se retire sur les hauteurs </text:p>
      <text:p text:style-name="P10"><text:span text:style-name="T9">[10.0</text:span><text:span text:style-name="T13">77</text:span><text:span text:style-name="T9">]</text:span> <text:s text:c="4"/>sē recipit Rhodopēn | pulsumqu〈e〉 aquilōnibus Haemum. <text:s text:c="8"/></text:p>
      <text:p text:style-name="P15"><text:tab/>du Rhodope et sur l'Haemus balayé par le vent du Nor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d61c6" officeooo:paragraph-rsid="001d61c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5c5a9" style:font-size-asian="8pt" style:font-size-complex="8pt"/>
    </style:style>
    <style:style style:name="MT3" style:family="text">
      <style:text-properties fo:font-size="8pt" fo:font-style="italic" officeooo:rsid="0025c5a9" style:font-size-asian="8pt" style:font-style-asian="italic" style:font-size-complex="8pt" style:font-style-complex="italic"/>
    </style:style>
    <style:style style:name="MT4" style:family="text">
      <style:text-properties fo:font-size="8pt" fo:font-style="normal" officeooo:rsid="0025c5a9" style:font-size-asian="8pt" style:font-style-asian="normal" style:font-size-complex="8pt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rphée et Eurydice : </text:span><text:span text:style-name="MT2">Ovide, </text:span><text:span text:style-name="MT3">Métamorphoses</text:span><text:span text:style-name="MT4">, X, 1-77</text:span><text:tab/><text:tab/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17:14:14.421041268</meta:creation-date>
    <dc:date>2021-06-13T17:41:14.996081284</dc:date>
    <meta:editing-duration>PT26M52S</meta:editing-duration>
    <meta:editing-cycles>21</meta:editing-cycles>
    <meta:generator>LibreOffice/7.1.4.2$Linux_X86_64 LibreOffice_project/10$Build-2</meta:generator>
    <meta:document-statistic meta:table-count="0" meta:image-count="0" meta:object-count="0" meta:page-count="5" meta:paragraph-count="189" meta:word-count="1719" meta:character-count="11737" meta:non-whitespace-character-count="8571"/>
  </office:meta>
</office:document-meta>
</file>